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MatchMethodPointcutTests.testMatchOne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ameMatchMethodPointcutTests.test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ameMatchMethodPointcutTests.testMatching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ameMatchMethodPointcut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MatchMethodPointcutTests.tes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MatchMethodPointcutTests.test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ameMatchMethodPointcutTests.testS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